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353cm" loext:contextual-spacing="false" fo:line-height="115%" fo:orphans="0" fo:widows="0" fo:hyphenation-ladder-count="no-limit"/>
      <style:text-properties fo:hyphenate="false" fo:hyphenation-remain-char-count="2" fo:hyphenation-push-char-count="2" loext:hyphenation-no-caps="false"/>
    </style:style>
    <style:style style:name="P2"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style:letter-kerning="true" style:font-size-asian="11pt" fo:hyphenate="false" fo:hyphenation-remain-char-count="2" fo:hyphenation-push-char-count="2" loext:hyphenation-no-caps="false"/>
    </style:style>
    <style:style style:name="P3"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7955b" officeooo:paragraph-rsid="0007955b" style:letter-kerning="true" style:font-size-asian="11pt" fo:hyphenate="false" fo:hyphenation-remain-char-count="2" fo:hyphenation-push-char-count="2" loext:hyphenation-no-caps="false"/>
    </style:style>
    <style:style style:name="P4"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86649" officeooo:paragraph-rsid="00086649" style:letter-kerning="true" style:font-size-asian="11pt" fo:hyphenate="false" fo:hyphenation-remain-char-count="2" fo:hyphenation-push-char-count="2" loext:hyphenation-no-caps="false"/>
    </style:style>
    <style:style style:name="P5"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86649" officeooo:paragraph-rsid="0008df8e" style:letter-kerning="true" style:font-size-asian="11pt" fo:hyphenate="false" fo:hyphenation-remain-char-count="2" fo:hyphenation-push-char-count="2" loext:hyphenation-no-caps="false"/>
    </style:style>
    <style:style style:name="P6"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8df8e" officeooo:paragraph-rsid="0008df8e" style:letter-kerning="true" style:font-size-asian="11pt" fo:hyphenate="false" fo:hyphenation-remain-char-count="2" fo:hyphenation-push-char-count="2" loext:hyphenation-no-caps="false"/>
    </style:style>
    <style:style style:name="P7"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8f58b" officeooo:paragraph-rsid="0008f58b" style:letter-kerning="true" style:font-size-asian="11pt" fo:hyphenate="false" fo:hyphenation-remain-char-count="2" fo:hyphenation-push-char-count="2" loext:hyphenation-no-caps="false"/>
    </style:style>
    <style:style style:name="P8"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92278" officeooo:paragraph-rsid="0008f58b" style:letter-kerning="true" style:font-size-asian="11pt" fo:hyphenate="false" fo:hyphenation-remain-char-count="2" fo:hyphenation-push-char-count="2" loext:hyphenation-no-caps="false"/>
    </style:style>
    <style:style style:name="P9"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956a8" officeooo:paragraph-rsid="000956a8" style:letter-kerning="true" style:font-size-asian="11pt" fo:hyphenate="false" fo:hyphenation-remain-char-count="2" fo:hyphenation-push-char-count="2" loext:hyphenation-no-caps="false"/>
    </style:style>
    <style:style style:name="P10" style:family="paragraph" style:parent-style-name="Standard">
      <style:paragraph-properties fo:margin-top="0cm" fo:margin-bottom="0.353cm" loext:contextual-spacing="false" fo:line-height="115%" fo:orphans="0" fo:widows="0" fo:hyphenation-ladder-count="no-limit"/>
      <style:text-properties style:font-name="Calibri" fo:font-size="11pt" officeooo:paragraph-rsid="0007955b" fo:hyphenate="false" fo:hyphenation-remain-char-count="2" fo:hyphenation-push-char-count="2" loext:hyphenation-no-caps="false"/>
    </style:style>
    <style:style style:name="P11" style:family="paragraph" style:parent-style-name="Standard">
      <style:paragraph-properties fo:margin-top="0cm" fo:margin-bottom="0.353cm" loext:contextual-spacing="false" fo:line-height="115%" fo:orphans="0" fo:widows="0" fo:hyphenation-ladder-count="no-limit"/>
      <style:text-properties style:font-name="Liberation Serif" fo:font-size="12pt" fo:language="es" fo:country="AR" style:letter-kerning="true" style:font-size-asian="12pt" fo:hyphenate="false" fo:hyphenation-remain-char-count="2" fo:hyphenation-push-char-count="2" loext:hyphenation-no-caps="false"/>
    </style:style>
    <style:style style:name="P12" style:family="paragraph" style:parent-style-name="Standard" style:master-page-name="Standard">
      <style:paragraph-properties fo:margin-top="0cm" fo:margin-bottom="0.353cm" loext:contextual-spacing="false" fo:line-height="115%" fo:orphans="0" fo:widows="0" fo:hyphenation-ladder-count="no-limit" style:page-number="auto"/>
      <style:text-properties style:font-name="Calibri" fo:font-size="11pt" fo:language="es" fo:country="AR" style:letter-kerning="true" style:font-size-asian="11pt" fo:hyphenate="false" fo:hyphenation-remain-char-count="2" fo:hyphenation-push-char-count="2" loext:hyphenation-no-caps="false"/>
    </style:style>
    <style:style style:name="P13"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style:letter-kerning="true" style:font-size-asian="11pt" fo:hyphenate="false" fo:hyphenation-remain-char-count="2" fo:hyphenation-push-char-count="2" loext:hyphenation-no-caps="false"/>
    </style:style>
    <style:style style:name="P14"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ab163" officeooo:paragraph-rsid="000ab163" style:letter-kerning="true" style:font-size-asian="11pt" fo:hyphenate="false" fo:hyphenation-remain-char-count="2" fo:hyphenation-push-char-count="2" loext:hyphenation-no-caps="false"/>
    </style:style>
    <style:style style:name="P15"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bd15f" officeooo:paragraph-rsid="000bd15f" style:letter-kerning="true" style:font-size-asian="11pt" fo:hyphenate="false" fo:hyphenation-remain-char-count="2" fo:hyphenation-push-char-count="2" loext:hyphenation-no-caps="false"/>
    </style:style>
    <style:style style:name="P16" style:family="paragraph" style:parent-style-name="Standard">
      <style:paragraph-properties fo:margin-top="0cm" fo:margin-bottom="0.353cm" loext:contextual-spacing="false" fo:line-height="115%" fo:orphans="0" fo:widows="0" fo:hyphenation-ladder-count="no-limit"/>
      <style:text-properties style:font-name="Calibri" fo:font-size="11pt" fo:language="es" fo:country="AR" officeooo:rsid="000cbd33" officeooo:paragraph-rsid="000cbd33" style:letter-kerning="true" style:font-size-asian="11pt" fo:hyphenate="false" fo:hyphenation-remain-char-count="2" fo:hyphenation-push-char-count="2" loext:hyphenation-no-caps="false"/>
    </style:style>
    <style:style style:name="P17" style:family="paragraph" style:parent-style-name="Standard">
      <style:paragraph-properties fo:margin-top="0cm" fo:margin-bottom="0.353cm" loext:contextual-spacing="false" fo:line-height="115%" fo:orphans="0" fo:widows="0" fo:hyphenation-ladder-count="no-limit"/>
      <style:text-properties style:font-name="Liberation Serif" fo:font-size="12pt" fo:language="es" fo:country="AR" style:letter-kerning="true" style:font-size-asian="12pt" fo:hyphenate="false" fo:hyphenation-remain-char-count="2" fo:hyphenation-push-char-count="2" loext:hyphenation-no-caps="false"/>
    </style:style>
    <style:style style:name="T1" style:family="text">
      <style:text-properties fo:language="es" fo:country="AR" officeooo:rsid="0007955b" style:letter-kerning="true" style:font-size-asian="11pt"/>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officeooo:rsid="00086649"/>
    </style:style>
    <style:style style:name="T4" style:family="text">
      <style:text-properties style:text-underline-style="none"/>
    </style:style>
    <style:style style:name="T5" style:family="text">
      <style:text-properties style:text-underline-style="none" officeooo:rsid="0008df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l Section es como una especie de indice de un libro, cada vez que lo usamos es cuando queremos marcar algo importante como contenido del todo, siempre tendra un header, en el caso en el que permita saber por ejemplo informacion relevante, como si le metemos una barra de navegacion con anclas.</text:p>
      <text:p text:style-name="P2">Article: puede ser independiente, si forma parte del todo, se puede entender de manera independiente sin tener que acudir al elemento del cual forma parte, por ejemplo podriamos tener un articulo (Article) sobre el diseño grafico, podria distribuir en una red social y seguiria teniendo sentido, sin depender del contexto, lo podria poner desde una pagina de venta tipo mercadolibre hasta una pagina de hoteles y sigue teniendo sentido. Tambien puede tener un header pero no es necesario que lo tenga</text:p>
      <text:p text:style-name="P2"/>
      <text:p text:style-name="P2">Nav:permite trabajar con links principales, si tenemos links en otra parte no los ponemos aca, solo ponemos en el nav los links importantes o principales.</text:p>
      <text:p text:style-name="P2">Main: parte principal del sitio, nos permite trabajar con la parte principal de nuestro sitio el fin del main siempre es central o sea esta entre el footer(principal) y el header (principal).</text:p>
      <text:p text:style-name="P2">footer: tiene el copyright e informacion de contacto, o algun link para que nos lleve al mapa del sitio yendo al header por ejemplo, si tengo el nav con los linkes principales deberia llevarnos ahi.Es reutilizable podriamos poner mas datos, el autor el lugar y etc.</text:p>
      <text:p text:style-name="P2">TODOS SON REUTILIZABLES SALVO EL MAIN. depende de quien sea lo que lo diga la W3C o la WHATWG</text:p>
      <text:p text:style-name="P2">Aside: elemento que tiene publicidades, efemerides o noticias relacionadas, si lo saco el usuario entiende el contenido <text:s/>ya que no me aporta nada al contenido principal es algo secundario.</text:p>
      <text:p text:style-name="P2"/>
      <text:p text:style-name="P2">Empezar con CSS</text:p>
      <text:p text:style-name="P2">cascading style sheet</text:p>
      <text:p text:style-name="P2">formas de aplicar css.</text:p>
      <text:p text:style-name="P2">a traves del atributo style &lt;h1 style="propiedad:valor;propiedad"&gt; </text:p>
      <text:p text:style-name="P2">Afecta especificamente al elemento, se llama en linea.</text:p>
      <text:p text:style-name="P2">/**/ comentarios en css</text:p>
      <text:p text:style-name="P2">A traves del elemento style: </text:p>
      <text:p text:style-name="P2"><text:soft-page-break/>&lt;style&gt;</text:p>
      <text:p text:style-name="P2">selector{propiedad:valor; propiedad:valor}</text:p>
      <text:p text:style-name="P2">el selector es el elemento al que le aplico el estilo</text:p>
      <text:p text:style-name="P2">la propiedad es la tipografica el color de texto, etc</text:p>
      <text:p text:style-name="P2">los valores de las propiedades, red, 10px, etc</text:p>
      <text:p text:style-name="P2">Hay diferentes tipos de selectores, tenemos el selector de etiqueta, es decir el que representa al nombre de la etiqueta que voy a afectar en mi HTML si quiera afectar a los parrafos diria</text:p>
      <text:p text:style-name="P2">p{propiedad:valor;}</text:p>
      <text:p text:style-name="P2">EL PROBLEMA ES QUE LOS SELECTORES DE ETIQUETA SON GENERICOS, AFECTAN A TODOS LOS ELEMENTOS DEL TIPO p POR EJEMPLO.</text:p>
      <text:p text:style-name="P2">p{font-family: Arial;} <text:s/>/*decimos que los parrafos en general van a tener la tipografica Arial.</text:p>
      <text:p text:style-name="P2">si hacemos click en f12 podemos ver el inspector de elementos, y haciendole click en los tres puntitos puedo ponerlo abajo, en la izquierda estan lops elementos y en el lado derecho tengo el historial de css de cada elemento. por ejemplo si despliego el parrafo del lado derecho voy a ver que me va a decir del lado izquierdo todas las propiedades de css, puedo modificar presionando, pero eso no me va a estar modificando el css, sirve en todo caso para probar como quedaría</text:p>
      <text:p text:style-name="P2">*/</text:p>
      <text:p text:style-name="P2">&lt;/style&gt;</text:p>
      <text:p text:style-name="P2"/>
      <text:p text:style-name="P2"/>
      <text:p text:style-name="P2">CLASE Y ID:</text:p>
      <text:p text:style-name="P2">supongo que quiero afectar unicamente a un parrafo</text:p>
      <text:p text:style-name="P2">#miParrafo (siempre de esta forma, no se pueden dejar espacios, no se puede poner un numero al principio y es case Sensitive)</text:p>
      <text:p text:style-name="P2">#miParrafo{font-family: courier; } elijo por ejemplo un parrafo y le pongo como id ="miParrafo"</text:p>
      <text:p text:style-name="P2">&lt;p&gt;&lt;id="miParrafo"&gt;</text:p>
      <text:p text:style-name="P2">y ahora si voy a poder apreciar los cambios en el parrafo seleccionado.</text:p>
      <text:p text:style-name="P2"><text:soft-page-break/></text:p>
      <text:p text:style-name="P2">Si quisiera varios parrafos con una cualidad trabajo con la clase, en este caso</text:p>
      <text:p text:style-name="P2">.misParrafos{font-family: verdana} /*afectando a todos los elementos incluidos en la clase misParrafos*/</text:p>
      <text:p text:style-name="P2">tomamos los elementos a los que le queremos aplicar, por ejemplo dos parrafos distintos</text:p>
      <text:p text:style-name="P2">&lt;p class="misParrafos"&gt;&lt;id="miParrafo1"&gt;</text:p>
      <text:p text:style-name="P2">&lt;p class="misParrafos"&gt;&lt;id="miParrafo1"&gt;</text:p>
      <text:p text:style-name="P2"/>
      <text:p text:style-name="P2"/>
      <text:p text:style-name="P2">FUENTES</text:p>
      <text:p text:style-name="P2">en la carpeta FUENTES del panel de control tengo todas las fuentes que hay en la pc, esto nos obligaba a elegir fuentes seguras, ya que si yo tengo instalada una, pero el usuario tiene instalada otra y no tiene la mia, entonces es un lio y no puede verla en la mia sino en la de el.}</text:p>
      <text:p text:style-name="P2">p{font-family: verdana, 'trebuchet MS', sans-serif} <text:s text:c="2"/>siempre separado por comas, pero al final el nombre generico.</text:p>
      <text:p text:style-name="P2">Asi digo bueno primero fijate si hay verdana, si no hay pasa a buscar trebuchet sino hay mandale alguna de todas las sans-serif.</text:p>
      <text:p text:style-name="P2"><text:s/>Esta la va a buscar en la parte de ajustes, del chrome se puede ver que si no encuentra ni verdana ni trebuchet va a poner como fuente sans-serif la fuente avenir(segun lo que dice el chrome, la sans-serif seteada es la avenir como la representante generica)</text:p>
      <text:p text:style-name="P2">LEY DE HERENCIA</text:p>
      <text:p text:style-name="P2">si quiero que todo mi documento tenga Arial, indico esto desde el elemento padre, es decir desde el que anida al resto por ejemplo el body puedo ponerle la tipografia Arial y listo.</text:p>
      <text:p text:style-name="P2">no todas las propiedades son heredables, pero en este caso las de estilo en su mayoria si.</text:p>
      <text:p text:style-name="P2">si en el body habia un parrafo y le cambio la fuente a verdana entonces ese parrafo estará en verdana y el resto de los parrafos va a pasar a estar en Arial como antes. </text:p>
      <text:p text:style-name="P2"/>
      <text:p text:style-name="P2"><text:soft-page-break/>PROPIEDADES FONT SIZE</text:p>
      <text:p text:style-name="P2">hay medidas absolutas y medidas relativas</text:p>
      <text:p text:style-name="P2">las medidas absolutas no dependen del medio a travez del cual veo mi sitio web, no importa desde donde la veo.</text:p>
      <text:p text:style-name="P2">las relativas si dependen.</text:p>
      <text:p text:style-name="P2"/>
      <text:p text:style-name="P2">Si quiero cambiar la tipografica a 10px por ejemplo lo puedo hacer haciendo body{font-size: 10px}</text:p>
      <text:p text:style-name="P2">Los enunciados de nivel 1 siempre son el doble de los parrafos</text:p>
      <text:p text:style-name="P2">Cuando hacemos que los elementos hereden el tamaño de 10 pixeles en el body, no hacemos que todo mida 10 pixeles, sino que el tamaño de los parrafos mida 10 y los h1 por ejemplo van a medir 20 es decir se autorrelativizan.</text:p>
      <text:p text:style-name="P2">User agent stylesheet </text:p>
      <text:p text:style-name="P2">1 em es igual a la medida base (la predeterminada en los parrafos, o sea un 100% == 16 pixeles masomenos)</text:p>
      <text:p text:style-name="P2">puedo sobrescribir el h2 por ejemplo y decirle que quiero que sea el doble de la medida base que son los parrafos.</text:p>
      <text:p text:style-name="P2">h2{font-size: 2em;}</text:p>
      <text:p text:style-name="P2">h1{font-size: 35px;}</text:p>
      <text:p text:style-name="P2">siempre la medida de longitud va pegada al numero.</text:p>
      <text:p text:style-name="P11"/>
      <text:p text:style-name="P2">COLORES</text:p>
      <text:p text:style-name="P2">RGB (red,green,blue)</text:p>
      <text:p text:style-name="P2">(0,0,0) es un negro y la suma de los tres canales en su maxima intensidad da maximo.</text:p>
      <text:p text:style-name="P2">Podemos asignar los colores de diferentes formas.</text:p>
      <text:p text:style-name="P2">ColorCop aplicación de escritorio que permite tomar colores de cualquier elemento que tengamos en la computadora, hasta iconos inclusive.</text:p>
      <text:p text:style-name="P2">O ColorZilla que funciona para cosas web, pero es mas practico para la gente que usa ubuntu y no quiere instalar el ColorCop</text:p>
      <text:p text:style-name="P2"><text:soft-page-break/>Tambien tenemos los 6 digitos en hexadecimal precedidos por el hashtag</text:p>
      <text:p text:style-name="P2">#FFFFFF</text:p>
      <text:p text:style-name="P2">los nombres de colores de la w3c school tambien se pueden usar, hay solo 144 quizas ahora haya mas. </text:p>
      <text:p text:style-name="P2">aplicar color al body en hexadecimal</text:p>
      <text:p text:style-name="P2"><text:s/>body{color #999;}</text:p>
      <text:p text:style-name="P11">Cambiar el color de los vinculos, como tienen ya colores especificos que le usa el stylo predeterminado, entonces lo que podemos hacer es generar el elemento a que referencia a el vinculo y cambiarle el color.</text:p>
      <text:p text:style-name="P11">a{color: limegreen}</text:p>
      <text:p text:style-name="P11">el problema es que ahora siempre tendra color verde lima sin importar las acciones que le efectue.</text:p>
      <text:p text:style-name="P11"/>
      <text:p text:style-name="P11">BACKGROUND COLOR</text:p>
      <text:p text:style-name="P11">body{background-color: blue}</text:p>
      <text:p text:style-name="P11">se puede aplicar a cualquier tipo de elemento.</text:p>
      <text:p text:style-name="P11">FONT WEIGHT</text:p>
      <text:p text:style-name="P11">font-weight: normal (sin negrita)</text:p>
      <text:p text:style-name="P11">font-weight: bold (negrita)</text:p>
      <text:p text:style-name="P11">font-weight: bolder,lighter,100,200,300,400,500,600,700,800,900</text:p>
      <text:p text:style-name="P11">se usan los valores cuando se trabaja con valores mas compleja y profunda con tipografias.</text:p>
      <text:p text:style-name="P11">Todas estas propiedades son heredables.</text:p>
      <text:p text:style-name="P11">strong{font-weight: normal} el strong tenia un sentido semantico, pero se le puede cambiar el peso de fuente.</text:p>
      <text:p text:style-name="P11">CURSIVA O ITALICA</text:p>
      <text:p text:style-name="P11">font-style: italic; CURSIVA</text:p>
      <text:p text:style-name="P11">EL ID SIEMPRE ES MAS ESPECIFICO QUE EL SELECTOR GENERAL.</text:p>
      <text:p text:style-name="P11"><text:soft-page-break/>se puede seleccionar grupalmente, un selector grupal funciona de la siguiente manera.</text:p>
      <text:p text:style-name="P11">h2,article, h1 {regla de estilo aca dentro}</text:p>
      <text:p text:style-name="P11">SUBRAYADO</text:p>
      <text:p text:style-name="P11">text-decoration</text:p>
      <text:p text:style-name="P11">para quitar subrayado ponemos </text:p>
      <text:p text:style-name="P11">text-decoration: none;</text:p>
      <text:p text:style-name="P11">text-decoration: overline; <text:s text:c="2"/>sobre el texto la decoracion</text:p>
      <text:p text:style-name="P11">text-decoration: line-through; <text:s text:c="2"/>atravesando el texto</text:p>
      <text:p text:style-name="P11">text-decoration: underline; <text:s text:c="6"/>debajo del texto</text:p>
      <text:p text:style-name="P11">MAYUSCULAS O MINUSCULAS</text:p>
      <text:p text:style-name="P11">text-transform: uppercase; <text:s text:c="2"/>todo en mayusculas</text:p>
      <text:p text:style-name="P11">text-transform: <text:s/>capitalize; <text:s text:c="2"/>todo en minusculas pero la primer letra en mayusculas</text:p>
      <text:p text:style-name="P11">text-transforma: lowercase; <text:s/>todo en minusculas</text:p>
      <text:p text:style-name="P11"/>
      <text:p text:style-name="P11">INTERLINEADOS</text:p>
      <text:p text:style-name="P11">line-height: 2;</text:p>
      <text:p text:style-name="P11">2 se multiplica por cada valor de tipografia y te da como resultado el interlineado por ejemplo si tengo 10 px el texto entonces el interlineado es de 20px </text:p>
      <text:p text:style-name="P11">line-heigh: 10px <text:s text:c="2"/>en este caso es absoluto, para todos va a ser 10 px el interlineado.</text:p>
      <text:p text:style-name="P11"/>
      <text:p text:style-name="P11">word-spacing: espacio entre las palabras, espacio que va a haber entre las palabras</text:p>
      <text:p text:style-name="P11">word-spacing: espacio entre las palabras</text:p>
      <text:p text:style-name="P11">letter-spaccing: <text:s/>espacio entre las letras</text:p>
      <text:p text:style-name="P11">Todo puede ser trabajado como medidas relativas o absolutas, en este curso de <text:s/>HTML se trabaja con px solamente estas propiedades en especifico.</text:p>
      <text:p text:style-name="P11"/>
      <text:p text:style-name="P11"><text:soft-page-break/>TRANSFORMAR TIPOGRAFIA EN LETRAS DE IMPRENTA O NORMALES</text:p>
      <text:p text:style-name="P11">font-variant: small-caps; pequeñas mayusculas</text:p>
      <text:p text:style-name="P11">font-variant: letras normales</text:p>
      <text:p text:style-name="P11">ESCRIBIENDO UN POCO MENOS CON SHORTHAND</text:p>
      <text:p text:style-name="P11">font: variant, bold, italic, tamaño de texto, tipografia; <text:s text:c="4"/></text:p>
      <text:p text:style-name="P11">siempre el size va primero y el tamaño al final</text:p>
      <text:p text:style-name="P11">no forma parte el color ni nada de manera que en todo caso lo ponemos luego del punto y coma </text:p>
      <text:p text:style-name="P11">ESTILOS EXTERNOS Y ELEMENTOS LINKS.</text:p>
      <text:p text:style-name="P11">&lt;link href="estilos.css" rel="stylesheet"&gt; <text:s/>rel= relacion entre este html y su hoja de estilo.</text:p>
      <text:p text:style-name="P11">y me creo el archivo estilos.css y pongo todo.</text:p>
      <text:p text:style-name="P11">GOOGLE FONTS</text:p>
      <text:p text:style-name="P11">tomar el link y <text:s/>copiarlo en el head pegamos el link de tipografias.</text:p>
      <text:p text:style-name="P11">luego trabajamos con el nombre de tipografia elegido, si quiero que aparezco pongo la tipografia siguiendo el estandar tipico de siempre.</text:p>
      <text:p text:style-name="P11">FONT FACE <text:s/>o se puede trabajar con el elemento importa, pero son formas mas avanzadas.</text:p>
      <text:p text:style-name="P11">si el cartel se pone amarillo o rojo es porque la carga va a ser mas lenta, razon por la cual lo mejor es que este en verde.</text:p>
      <text:p text:style-name="P11"/>
      <text:p text:style-name="P11"/>
      <text:p text:style-name="P3">Clase 3:</text:p>
      <text:p text:style-name="P3"/>
      <text:p text:style-name="P10"><text:span text:style-name="T1">flex-wrap: </text:span><text:span text:style-name="T2">especifica si los elementos "hijos" son obligados a permanecer en una misma línea o pueden fluir en varias líneas.</text:span></text:p>
      <text:p text:style-name="P3">-no wrap: aunque no haya espacio los elementos se van a seguir encolumnando, o sea estan obligados a permanecer en una misma linea.</text:p>
      <text:p text:style-name="P3">-wrap: deja que los elementos tengan su tamaño original, de manera de que se baje a la siguiente columna, los elementos pueden fluir ocupando lineas siguient<text:span text:style-name="T3">e.</text:span></text:p>
      <text:p text:style-name="P4"><text:soft-page-break/>Align-items: Se usa para alinear los elementos en el eje Y</text:p>
      <text:p text:style-name="P4"/>
      <text:p text:style-name="P4">flex-start: lleva los elementos para arriba</text:p>
      <text:p text:style-name="P4">flex-end: lleva los elementos para abajo</text:p>
      <text:p text:style-name="P4">center: los centra</text:p>
      <text:p text:style-name="P3"/>
      <text:p text:style-name="P4">(esto se usa dentro de los elementos)</text:p>
      <text:p text:style-name="P4">Align-self: </text:p>
      <text:p text:style-name="P5">tiene las mismas opciones que el align-items, pero en este caso es para objetos en <text:span text:style-name="T4">particul</text:span><text:span text:style-name="T5">a</text:span><text:span text:style-name="T4">r</text:span>.</text:p>
      <text:p text:style-name="P5"/>
      <text:p text:style-name="P6">Flex: no solo permite encolumnar elementos, sino que convierte todos los elementos dentro en elementos de bloque, en cambio Flex-inline lo que hace es algo similar, pero transforma los elementos en elementos de linea.</text:p>
      <text:p text:style-name="P7">El truco para centrar en altura los textos dentro de los contenedores podemos poner line-heigh igual al heigh de su <text:s/>contenedor.</text:p>
      <text:p text:style-name="P7">Text-transform sirve para poner en minuscula mayuscula.</text:p>
      <text:p text:style-name="P7"/>
      <text:p text:style-name="P9">PseudoClases:</text:p>
      <text:p text:style-name="P9">para los vinculos</text:p>
      <text:p text:style-name="P9">link: antes de pulsar</text:p>
      <text:p text:style-name="P9">visited: visitado</text:p>
      <text:p text:style-name="P9">(Se recomienda que link y visited sean iguales)</text:p>
      <text:p text:style-name="P9">hover: <text:s/>cuando les paso el mouse por arriba</text:p>
      <text:p text:style-name="P9">active: cuando les hago click</text:p>
      <text:p text:style-name="P8"/>
      <text:p text:style-name="P7"/>
      <text:p text:style-name="P6"/>
      <text:p text:style-name="P14"><text:soft-page-break/>link, visited son aplicables solo a vínculo</text:p>
      <text:p text:style-name="P14">hover y active se pueden aplicar a cualquier elemento del html.</text:p>
      <text:p text:style-name="P14">Hover: opacity (1 si no tiene transparencia, 0 si es plenamente transparente)</text:p>
      <text:p text:style-name="P14">con opacity le cambio la transparencia.</text:p>
      <text:p text:style-name="P14"/>
      <text:p text:style-name="P14">Focus: permite incrementar tamaño o disminuir, según si le hago foco a algun elemento, ya sea botones texto, lo que sea.</text:p>
      <text:p text:style-name="P14"/>
      <text:p text:style-name="P14">FIRST CHILD, LAST CHILD.</text:p>
      <text:p text:style-name="P15">Son selectores avanzados.</text:p>
      <text:p text:style-name="P15">Padre first-child {propiedades que le quiero pasar a el primer hijo del padre}</text:p>
      <text:p text:style-name="P15">----last-child{lo mismo}</text:p>
      <text:p text:style-name="P15"/>
      <text:p text:style-name="P16">PARA FIRST-LINE, FIRST-LETTER usamos doble dos puntos.</text:p>
      <text:p text:style-name="P16">::first-line</text:p>
      <text:p text:style-name="P16">::first-letter</text:p>
      <text:p text:style-name="P16"/>
      <text:p text:style-name="P15"/>
      <text:p text:style-name="P15"/>
      <text:p text:style-name="P14"/>
      <text:p text:style-name="P14"><text:s/></text:p>
      <text:p text:style-name="P5"/>
      <text:p text:style-name="P5"><text:s/></text:p>
      <text:p text:style-name="P3"/>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26T18:14:05.901607024</dc:date>
    <meta:editing-duration>PT1H22M9S</meta:editing-duration>
    <meta:editing-cycles>7</meta:editing-cycles>
    <meta:generator>LibreOffice/6.4.5.2$Linux_X86_64 LibreOffice_project/40$Build-2</meta:generator>
    <meta:document-statistic meta:table-count="0" meta:image-count="0" meta:object-count="0" meta:page-count="9" meta:paragraph-count="157" meta:word-count="1876" meta:character-count="11439" meta:non-whitespace-character-count="9672"/>
  </office:meta>
</office:document-meta>
</file>